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Language</text:p>
          </table:table-cell>
          <table:table-cell office:value-type="string">
            <text:p>Time for execution in seconds</text:p>
          </table:table-cell>
          <table:table-cell>
            <draw:frame table:end-cell-address="Blad1.J19" table:end-x="0.293cm" table:end-y="0.19cm" draw:z-index="0" draw:style-name="gr1" draw:text-style-name="P1" svg:width="15.999cm" svg:height="8.999cm" svg:x="0.101cm" svg:y="0.1cm">
              <draw:object draw:notify-on-update-of-ranges="Blad1.A1:Blad1.A1 Blad1.A2:Blad1.A10 Blad1.B1:Blad1.B1 Blad1.B2:Blad1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5.785">
            <text:p>5,785</text:p>
          </table:table-cell>
          <table:table-cell/>
        </table:table-row>
        <table:table-row table:style-name="ro2">
          <table:table-cell office:value-type="string">
            <text:p>c#</text:p>
          </table:table-cell>
          <table:table-cell office:value-type="float" office:value="450.3122771">
            <text:p>450,3122771</text:p>
          </table:table-cell>
          <table:table-cell/>
        </table:table-row>
        <table:table-row table:style-name="ro2">
          <table:table-cell office:value-type="string">
            <text:p>Go</text:p>
          </table:table-cell>
          <table:table-cell office:value-type="float" office:value="1296.6878095">
            <text:p>1296,6878095</text:p>
          </table:table-cell>
          <table:table-cell/>
        </table:table-row>
        <table:table-row table:style-name="ro2">
          <table:table-cell office:value-type="string">
            <text:p>java</text:p>
          </table:table-cell>
          <table:table-cell table:style-name="Default" office:value-type="float" office:value="385.8201018">
            <text:p>385,8201018</text:p>
          </table:table-cell>
          <table:table-cell/>
        </table:table-row>
        <table:table-row table:style-name="ro2">
          <table:table-cell office:value-type="string">
            <text:p>pascal</text:p>
          </table:table-cell>
          <table:table-cell table:style-name="Default" office:value-type="float" office:value="8.02">
            <text:p>8,02</text:p>
          </table:table-cell>
          <table:table-cell/>
        </table:table-row>
        <table:table-row table:style-name="ro2">
          <table:table-cell office:value-type="string">
            <text:p>php</text:p>
          </table:table-cell>
          <table:table-cell office:value-type="float" office:value="5474.6970242">
            <text:p>5474,6970242</text:p>
          </table:table-cell>
          <table:table-cell/>
        </table:table-row>
        <table:table-row table:style-name="ro2">
          <table:table-cell office:value-type="string">
            <text:p>Python</text:p>
          </table:table-cell>
          <table:table-cell office:value-type="float" office:value="17212.7031494">
            <text:p>17212,7031494</text:p>
          </table:table-cell>
          <table:table-cell/>
        </table:table-row>
        <table:table-row table:style-name="ro2">
          <table:table-cell office:value-type="string">
            <text:p>Ruby</text:p>
          </table:table-cell>
          <table:table-cell office:value-type="float" office:value="9469.9704003">
            <text:p>9469,9704003</text:p>
          </table:table-cell>
          <table:table-cell/>
        </table:table-row>
        <table:table-row table:style-name="ro2">
          <table:table-cell office:value-type="string">
            <text:p>Javascript</text:p>
          </table:table-cell>
          <table:table-cell table:style-name="Default" table:formula="of:=3600*9" office:value-type="float" office:value="32400">
            <text:p>32400</text:p>
          </table:table-cell>
          <table:table-cell/>
        </table:table-row>
      </table:table>
      <table:table table:name="Blad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Blad1.A2:Blad1.B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2/08/2013</text:date>, <text:time>07:24: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5T21:12:16.95</meta:creation-date>
    <dc:date>2013-08-02T07:24:28.78</dc:date>
    <meta:editing-duration>PT9H19M5S</meta:editing-duration>
    <meta:editing-cycles>6</meta:editing-cycles>
    <meta:generator>OpenOffice.org/3.4$Win32 OpenOffice.org_project/340m1$Build-9590</meta:generator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68cm" svg:y="4.188cm" style:legend-expansion="high" chart:style-name="ch2"/>
        <chart:plot-area chart:style-name="ch3" table:cell-range-address="Blad1.A1:Blad1.B10" chart:data-source-has-labels="both" svg:x="0.77cm" svg:y="0.675cm" svg:width="9.25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29cm" svg:y="0.687cm" svg:width="7.342cm" svg:height="7.02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Blad1.A2:Blad1.A1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Blad1.B2:Blad1.B10" chart:label-cell-address="Blad1.B1:Blad1.B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for execution in seconds</text:p>
                <draw:g>
                  <svg:desc>Blad1.B1:Blad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Blad1.A2:Blad1.A10</svg:desc>
                </draw:g>
              </table:table-cell>
              <table:table-cell office:value-type="float" office:value="5.785">
                <text:p>5.785</text:p>
                <draw:g>
                  <svg:desc>Blad1.B2:Blad1.B10</svg:desc>
                </draw:g>
              </table:table-cell>
            </table:table-row>
            <table:table-row>
              <table:table-cell office:value-type="string">
                <text:p>c#</text:p>
              </table:table-cell>
              <table:table-cell office:value-type="float" office:value="450.3122771">
                <text:p>450.3122771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296.6878095">
                <text:p>1296.6878095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85.8201018">
                <text:p>385.8201018</text:p>
              </table:table-cell>
            </table:table-row>
            <table:table-row>
              <table:table-cell office:value-type="string">
                <text:p>pascal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5474.6970242">
                <text:p>5474.6970242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17212.7031494">
                <text:p>17212.7031494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9469.9704003">
                <text:p>9469.9704003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32400">
                <text:p>32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